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3136" officeooo:paragraph-rsid="000c313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136" officeooo:paragraph-rsid="000c313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7c8d" officeooo:paragraph-rsid="000d7c8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425b" officeooo:paragraph-rsid="0011425b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1425b" officeooo:paragraph-rsid="0011425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8dbf" officeooo:paragraph-rsid="00118dbf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9264" officeooo:paragraph-rsid="00159264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57e6" officeooo:paragraph-rsid="001757e6"/>
    </style:style>
    <style:style style:name="P9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757e6" officeooo:paragraph-rsid="001757e6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57e6" officeooo:paragraph-rsid="001f1354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3136" officeooo:paragraph-rsid="000d7c8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548f" officeooo:paragraph-rsid="001b548f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8a43" officeooo:paragraph-rsid="001e8a43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5c94" officeooo:paragraph-rsid="001f5c94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c3136" officeooo:paragraph-rsid="000c3136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d7c8d" officeooo:paragraph-rsid="000d7c8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d7c8d" officeooo:paragraph-rsid="000dac07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0dac07" officeooo:paragraph-rsid="000dac07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0d6af" officeooo:paragraph-rsid="0010d6af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1425b" officeooo:paragraph-rsid="0011425b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18dbf" officeooo:paragraph-rsid="00118dbf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1cd86" officeooo:paragraph-rsid="0011cd86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14d328" officeooo:paragraph-rsid="00118dbf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159264" officeooo:paragraph-rsid="00159264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16847a" officeooo:paragraph-rsid="0016847a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757e6" officeooo:paragraph-rsid="001757e6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1876ea" officeooo:paragraph-rsid="001876ea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1b548f" officeooo:paragraph-rsid="001b548f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d7c8d" officeooo:paragraph-rsid="000d7c8d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officeooo:rsid="000c3136" officeooo:paragraph-rsid="000c3136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officeooo:rsid="0014d328" officeooo:paragraph-rsid="0014d328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officeooo:rsid="00159264" officeooo:paragraph-rsid="00159264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officeooo:rsid="001f5c94" officeooo:paragraph-rsid="001f5c94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officeooo:rsid="00200bd1" officeooo:paragraph-rsid="00200bd1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officeooo:rsid="0021273c" officeooo:paragraph-rsid="0021273c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officeooo:rsid="00230487" officeooo:paragraph-rsid="00230487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officeooo:rsid="002440ca" officeooo:paragraph-rsid="002440ca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4d328" officeooo:paragraph-rsid="0014d328" style:font-style-asian="normal" style:font-style-complex="normal"/>
    </style:style>
    <style:style style:name="P39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officeooo:rsid="00159264" officeooo:paragraph-rsid="00159264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3136" officeooo:paragraph-rsid="000c3136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italic" style:text-underline-style="none" officeooo:rsid="001e8a43" officeooo:paragraph-rsid="001e8a43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e8a43" officeooo:paragraph-rsid="001e8a43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1f5c94" officeooo:paragraph-rsid="001f5c94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757e6" officeooo:paragraph-rsid="001757e6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b548f" officeooo:paragraph-rsid="001b548f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officeooo:rsid="001e8a43" officeooo:paragraph-rsid="001e8a43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officeooo:rsid="001f1354" officeooo:paragraph-rsid="001f1354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officeooo:rsid="00200bd1" officeooo:paragraph-rsid="00200bd1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officeooo:rsid="0024e325" officeooo:paragraph-rsid="0024e325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officeooo:rsid="00265cb7" officeooo:paragraph-rsid="00265cb7" style:font-style-asian="normal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officeooo:rsid="0028e2aa" officeooo:paragraph-rsid="0028e2aa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officeooo:rsid="002c8dba" officeooo:paragraph-rsid="002c8dba" style:font-style-asian="normal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e873a" officeooo:paragraph-rsid="002e873a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4ede" officeooo:paragraph-rsid="002e4ede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873a" officeooo:paragraph-rsid="002e873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officeooo:rsid="00265cb7" officeooo:paragraph-rsid="00265cb7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8e2aa" officeooo:paragraph-rsid="0028e2aa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c8dba" officeooo:paragraph-rsid="002c8dba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c8dba" officeooo:paragraph-rsid="002c8dba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e4ede" officeooo:paragraph-rsid="002e4ede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e873a" officeooo:paragraph-rsid="002e873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e873a" officeooo:paragraph-rsid="002e873a" style:font-style-asian="italic" style:font-weight-asian="normal" style:font-style-complex="italic" style:font-weight-complex="normal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officeooo:rsid="000d7c8d"/>
    </style:style>
    <style:style style:name="T3" style:family="text">
      <style:text-properties officeooo:rsid="000dac07"/>
    </style:style>
    <style:style style:name="T4" style:family="text">
      <style:text-properties officeooo:rsid="000fa884"/>
    </style:style>
    <style:style style:name="T5" style:family="text">
      <style:text-properties officeooo:rsid="00118dbf"/>
    </style:style>
    <style:style style:name="T6" style:family="text">
      <style:text-properties officeooo:rsid="0011916e"/>
    </style:style>
    <style:style style:name="T7" style:family="text">
      <style:text-properties officeooo:rsid="0011cd86"/>
    </style:style>
    <style:style style:name="T8" style:family="text">
      <style:text-properties officeooo:rsid="0013a58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59264"/>
    </style:style>
    <style:style style:name="T11" style:family="text">
      <style:text-properties officeooo:rsid="00197795"/>
    </style:style>
    <style:style style:name="T12" style:family="text">
      <style:text-properties officeooo:rsid="001c046a"/>
    </style:style>
    <style:style style:name="T13" style:family="text">
      <style:text-properties officeooo:rsid="001d923d"/>
    </style:style>
    <style:style style:name="T14" style:family="text">
      <style:text-properties officeooo:rsid="001ffb2a"/>
    </style:style>
    <style:style style:name="T15" style:family="text">
      <style:text-properties officeooo:rsid="00265cb7"/>
    </style:style>
    <style:style style:name="T16" style:family="text">
      <style:text-properties officeooo:rsid="0027dd34"/>
    </style:style>
    <style:style style:name="T17" style:family="text">
      <style:text-properties officeooo:rsid="002ad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munication Non Verbale</text:p>
      <text:p text:style-name="P1"/>
      <text:p text:style-name="P2"/>
      <text:p text:style-name="P40">Introduction </text:p>
      <text:p text:style-name="P30"/>
      <text:p text:style-name="P30">⇒ La communication orale peut prendre deux formes</text:p>
      <text:p text:style-name="P30"><text:tab/>-La communication verbale qui concerne les mots</text:p>
      <text:p text:style-name="P30"><text:tab/>-La communication non verbale</text:p>
      <text:p text:style-name="P30"/>
      <text:p text:style-name="P30">⇒ Quels sont les 7/8 éléments que recouvre la communication non verbale ?</text:p>
      <text:p text:style-name="P30"><text:tab/>- Les gestes</text:p>
      <text:p text:style-name="P15"><text:tab/>-Les expressions faciales</text:p>
      <text:p text:style-name="P15"><text:tab/>-Le regard</text:p>
      <text:p text:style-name="P15"><text:tab/>-Vêtement , accessoires, coiffure, maquillage …</text:p>
      <text:p text:style-name="P15"><text:tab/>-Posture</text:p>
      <text:p text:style-name="P15"><text:tab/>-Positionnement </text:p>
      <text:p text:style-name="P15"><text:tab/><text:tab/>-Dans l’espace</text:p>
      <text:p text:style-name="P15"><text:tab/><text:tab/>-<text:span text:style-name="T2">Par rapport aux autres</text:span></text:p>
      <text:p text:style-name="P15"><text:tab/>-Paraverbale</text:p>
      <text:p text:style-name="P15"><text:tab/><text:tab/>-Intonation</text:p>
      <text:p text:style-name="P15"><text:tab/><text:tab/>-Volume</text:p>
      <text:p text:style-name="P15"><text:tab/><text:tab/>-Débit</text:p>
      <text:p text:style-name="P15"><text:tab/><text:tab/>-Articulation</text:p>
      <text:p text:style-name="P15"><text:tab/>-Le silence</text:p>
      <text:p text:style-name="P15"/>
      <text:p text:style-name="P16">⇒ Quand il y une contradiction entre le langage verbal et le langage non verbal, que faut-il croire, les mots ou les gestes ? Pour quelles raisons ?</text:p>
      <text:p text:style-name="P16"><text:tab/>- On croit d’avantage les gestes car ils sont fait de manières inconscientes et il est plus <text:tab/>difficile de mentir par les gestes.</text:p>
      <text:p text:style-name="P2"/>
      <text:p text:style-name="P2"/>
      <text:p text:style-name="P11">1)Définition</text:p>
      <text:p text:style-name="P2"/>
      <text:p text:style-name="P3">1.1) Kinésique</text:p>
      <text:p text:style-name="P16"/>
      <text:p text:style-name="P17">⇒ <text:span text:style-name="T3">Définition kinésique</text:span></text:p>
      <text:p text:style-name="P17"><text:tab/>-La kinésique concerne tout ce qui est l’étude des gestes, des mouvements du corps</text:p>
      <text:p text:style-name="P16"/>
      <text:p text:style-name="P18">⇒ Il <text:s/>est impossible de décrire complètement et donc de décrypter parfaitement la communication kinésique de personnes communiquant entre elles. Pour quelles raisons ?</text:p>
      <text:p text:style-name="P18"><text:tab/>-<text:span text:style-name="T4">Il y a beaucoup trop d’informations et de gestes dont certains microscopiques </text:span></text:p>
      <text:p text:style-name="P19"><text:tab/>-Un même geste n’a pas souvent le même sens en fonction du contexte </text:p>
      <text:p text:style-name="P19"><text:tab/><text:tab/>(<text:span text:style-name="T1">Polysémie</text:span> des gestes)</text:p>
      <text:p text:style-name="P19"><text:tab/></text:p>
      <text:p text:style-name="P16"/>
      <text:p text:style-name="P4"/>
      <text:p text:style-name="P5">1.2) Proxémie</text:p>
      <text:p text:style-name="P20"/>
      <text:p text:style-name="P20">⇒ Définition Proxémie</text:p>
      <text:p text:style-name="P20"><text:tab/>-Étude de la distance entre les gens</text:p>
      <text:p text:style-name="P20"/>
      <text:p text:style-name="P20">⇒ Pourquoi quand une personnes s’installe dans une salle de cinéma on évite de s’asseoir à côté d’inconnues ?</text:p>
      <text:p text:style-name="P20"><text:tab/>-Car on aime pas quand quelqu’un pénètre notre espace vitale</text:p>
      <text:p text:style-name="P20"/>
      <text:p text:style-name="P20">⇒ Selon les cultures on est plus ou moins proche des autres</text:p>
      <text:p text:style-name="P20"/>
      <text:p text:style-name="P4">1.3) Habillement</text:p>
      <text:p text:style-name="P20"/>
      <text:p text:style-name="P20">⇒ <text:span text:style-name="T5">3 </text:span>éléments sur lesquels l’habillement d’une personne donne des informations sur celle-ci</text:p>
      <text:p text:style-name="P20"><text:tab/>-Une appartenance culturelle </text:p>
      <text:p text:style-name="P20"><text:tab/>-<text:span text:style-name="T5">La classe sociale</text:span></text:p>
      <text:p text:style-name="P20"><text:tab/>-<text:span text:style-name="T5">Le goût</text:span></text:p>
      <text:p text:style-name="P20"><text:tab/></text:p>
      <text:p text:style-name="P6">1.4) Silence</text:p>
      <text:p text:style-name="P21"/>
      <text:p text:style-name="P21">⇒ Quelles peuvent être les significations du silence ?</text:p>
      <text:p text:style-name="P21"><text:tab/>-<text:span text:style-name="T6">Mépris</text:span></text:p>
      <text:p text:style-name="P21"><text:tab/>-<text:span text:style-name="T6">Timidité</text:span></text:p>
      <text:p text:style-name="P21"><text:tab/>-<text:span text:style-name="T6">Colère</text:span></text:p>
      <text:p text:style-name="P21"><text:tab/>-<text:span text:style-name="T7">La gène, confusion</text:span></text:p>
      <text:p text:style-name="P21"><text:tab/>-<text:span text:style-name="T7">La tristesse , dépression …</text:span></text:p>
      <text:p text:style-name="P21"><text:tab/>-<text:span text:style-name="T7">L’ignorence</text:span></text:p>
      <text:p text:style-name="P21"><text:tab/>-<text:span text:style-name="T7">L’hésitation</text:span></text:p>
      <text:p text:style-name="P21"><text:tab/>-<text:span text:style-name="T7">L’écoute</text:span></text:p>
      <text:p text:style-name="P21"><text:tab/>-<text:span text:style-name="T7">La réflexion </text:span></text:p>
      <text:p text:style-name="P22"><text:tab/>-La connivence </text:p>
      <text:p text:style-name="P22"><text:tab/>-Le respect</text:p>
      <text:p text:style-name="P21"><text:tab/></text:p>
      <text:p text:style-name="P21"/>
      <text:p text:style-name="P21">⇒ Que peut on en déduire quant à l’interprétation du silence de quelqu’un ?</text:p>
      <text:p text:style-name="P21"><text:tab/>-<text:span text:style-name="T8">Il faut faire attention au contexte.</text:span></text:p>
      <text:p text:style-name="P23"/>
      <text:p text:style-name="P38">1.5)Comportement tactile</text:p>
      <text:p text:style-name="P38"/>
      <text:p text:style-name="P31">⇒ Le toucher à une fonction sociale importante même si nous vivons dans une société peu tactile <text:span text:style-name="T10">voici quelques exemples :</text:span></text:p>
      <text:p text:style-name="P31"><text:tab/>-<text:span text:style-name="T10">Il montre une certaine connaissance/proximité de l’autre</text:span></text:p>
      <text:p text:style-name="P31"><text:tab/>-<text:span text:style-name="T10">C’est aussi un signe de hiérarchie</text:span></text:p>
      <text:p text:style-name="P31"><text:tab/>-<text:span text:style-name="T10">Fait aussi partie d’une culturel</text:span></text:p>
      <text:p text:style-name="P32"><text:tab/>-Rôle de soutient / d’empahtie</text:p>
      <text:p text:style-name="P39">1.6) 3 axes de communication non verbale</text:p>
      <text:p text:style-name="P32"/>
      <text:p text:style-name="P32">⇒ Quand on regarde quelqu’un, ce peut être dans une attitude soit :</text:p>
      <text:p text:style-name="P32"><text:tab/>-D’appel</text:p>
      <text:p text:style-name="P32"><text:tab/>-De défense</text:p>
      <text:p text:style-name="P32"><text:tab/>-De complicité</text:p>
      <text:p text:style-name="P7"/>
      <text:p text:style-name="P24">⇒ D’appel</text:p>
      <text:p text:style-name="P24"><text:tab/>-Regarder la personne avec un regard insistant</text:p>
      <text:p text:style-name="P24"/>
      <text:p text:style-name="P24">⇒ De défense</text:p>
      <text:p text:style-name="P24"><text:tab/>-On le fixe</text:p>
      <text:p text:style-name="P24"><text:tab/>-Fronce les sourcils </text:p>
      <text:p text:style-name="P24"/>
      <text:p text:style-name="P24">⇒ De complicité</text:p>
      <text:p text:style-name="P24"><text:tab/>-Regard du coin de l’oeil</text:p>
      <text:p text:style-name="P24"><text:tab/>-Clin d’œil</text:p>
      <text:p text:style-name="P24"/>
      <text:p text:style-name="P25">⇒ Ces 3 axes se retrouvent dans les autres médiums (les expressions faciales, les gestes, <text:tab/><text:tab/><text:tab/>les silences ...)</text:p>
      <text:p text:style-name="P7"/>
      <text:p text:style-name="P7"/>
      <text:p text:style-name="P40">2) Importance relative</text:p>
      <text:p text:style-name="P2"/>
      <text:p text:style-name="P8">2.1) L’importance</text:p>
      <text:p text:style-name="P26"/>
      <text:p text:style-name="P44">1) Dans la communication en général</text:p>
      <text:p text:style-name="P26"/>
      <text:p text:style-name="P26">⇒ Combien de temps faut il pour qu’on ait une impression, fausse ou exacte, concernant sa personnalité ?</text:p>
      <text:p text:style-name="P26"><text:tab/>-Ennemi = 1 seconde</text:p>
      <text:p text:style-name="P26"><text:tab/>-Sinon 5 à 10 secondes</text:p>
      <text:p text:style-name="P26"/>
      <text:p text:style-name="P27">⇒ Quel pourcentage du messages transmis par le non verbale et paraverbale</text:p>
      <text:p text:style-name="P27"><text:tab/>- <text:span text:style-name="T11">Non verbale = 55 %</text:span></text:p>
      <text:p text:style-name="P27"><text:tab/>-<text:span text:style-name="T11">Paraverbale = 38 %</text:span></text:p>
      <text:p text:style-name="P27"><text:tab/>-<text:span text:style-name="T11">Mots = 7 %</text:span></text:p>
      <text:p text:style-name="P27"/>
      <text:p text:style-name="P45">2) Professionnellement</text:p>
      <text:p text:style-name="P12"/>
      <text:p text:style-name="P28">⇒ En plus de l’écoute quel est la principale qualité des meilleurs communicants ?</text:p>
      <text:p text:style-name="P28"><text:tab/>- Il sait transmettre ses motivations, ses émotions par le choix de ses mots, son regard ...</text:p>
      <text:p text:style-name="P27"/>
      <text:p text:style-name="P28">⇒ <text:span text:style-name="T12">Quel est l’intérêt de regarder d’avantage une personne lors d’une réunion ?</text:span></text:p>
      <text:p text:style-name="P28"><text:tab/>- <text:span text:style-name="T13">La personne se sente importante donc plus investie dans son travail </text:span></text:p>
      <text:p text:style-name="P8"/>
      <text:p text:style-name="P9"/>
      <text:p text:style-name="P13">3) Entretien d’embauche : persuader grâce une bonne communication non verbale et paraverbale</text:p>
      <text:p text:style-name="P42"/>
      <text:p text:style-name="P41">⇒ <text:span text:style-name="T9">Entre 2 candidat de même profil, qu’est ce qui fait que le recruteur choisira l’une mais pas l’autre ?</text:span></text:p>
      <text:p text:style-name="P46"><text:tab/>-Par le billet de nos postures , regards, gestuel, … de montrer que l’on est motivé, investie.</text:p>
      <text:p text:style-name="P46"/>
      <text:p text:style-name="P46">⇒ Comment doit être la poignée de mains ?</text:p>
      <text:p text:style-name="P46"><text:tab/>- Elle se doit d’être ferme</text:p>
      <text:p text:style-name="P46">⇒ Où doit se porter le regard ?</text:p>
      <text:p text:style-name="P46"><text:tab/>- Se regarder yeux dans les yeux</text:p>
      <text:p text:style-name="P46">⇒ Quels sont les deux sortes de gestes à éviter ?</text:p>
      <text:p text:style-name="P46"><text:tab/>- Croiser les bras suivant le contexte</text:p>
      <text:p text:style-name="P46"/>
      <text:p text:style-name="P47">⇒ Quelles sont les 2 raisons pour lesquelles il est recommandé de sourire dès don entrée ?</text:p>
      <text:p text:style-name="P47"><text:tab/>- Pour se détendre</text:p>
      <text:p text:style-name="P47"><text:tab/>-Montrer que l’on est sympathique, motivé</text:p>
      <text:p text:style-name="P47"/>
      <text:p text:style-name="P10"/>
      <text:p text:style-name="P8">2.2) Limites de l’influence et de l’analyse</text:p>
      <text:p text:style-name="P8"/>
      <text:p text:style-name="P14">1) Entre inné et acquis</text:p>
      <text:p text:style-name="P43"/>
      <text:p text:style-name="P33">⇒ <text:span text:style-name="T14">Les expressions du visages ne sont pas déterminées par la culture mais elles sont universelles donc biologiquement déterminées pour les expressions suivante :</text:span></text:p>
      <text:p text:style-name="P33"><text:tab/>-<text:span text:style-name="T14">La peur</text:span></text:p>
      <text:p text:style-name="P33"><text:tab/>-<text:span text:style-name="T14">La surprise</text:span></text:p>
      <text:p text:style-name="P33"><text:tab/>-<text:span text:style-name="T14">La colère</text:span></text:p>
      <text:p text:style-name="P33"><text:tab/>-<text:span text:style-name="T14">Le dégoût</text:span></text:p>
      <text:p text:style-name="P33"/>
      <text:p text:style-name="P34">⇒ Il <text:s/>a constaté que 75 % des étudiant interrogé sont tombé d’accord sur l’émotion traduite et ont évalué sont intensité de façon <text:s/>identique . Que prouve se pourcentage ?</text:p>
      <text:p text:style-name="P34"><text:tab/>-Tout le monde n’est pas apte à décrypter les sentiments par le billet de la communication <text:tab/><text:tab/>non verbale.</text:p>
      <text:p text:style-name="P34"/>
      <text:p text:style-name="P35">⇒ Comment les bébés puis les enfants apprennent ils a communiquer ? De ce fait les signes ont il <text:s/>les mêmes sens entre les pays ?</text:p>
      <text:p text:style-name="P35"><text:tab/>-Ils apprennent par mimétisme et les signes n’ont pas les mêmes sens entre les pays </text:p>
      <text:p text:style-name="P36"/>
      <text:p text:style-name="P36">⇒ La communication non verbale est influencé par la culture, quand on l’analyse, on doit connaître la personne pour la comprendre</text:p>
      <text:p text:style-name="P36"/>
      <text:p text:style-name="P37">⇒ Les vêtements dépendes des milieux sociaux, il faut les comprendre pour se les adapter et ne par refléter une image que l’on ne souhaite pas.</text:p>
      <text:p text:style-name="P34"><text:tab/></text:p>
      <text:p text:style-name="P49">⇒ Le physique des gens est il perçu de la même manière selon les pays ?</text:p>
      <text:p text:style-name="P49"><text:tab/>- <text:span text:style-name="T15">Non en fonction des pays, des cultures le physique est vu différemment</text:span></text:p>
      <text:p text:style-name="P49"/>
      <text:p text:style-name="P50"/>
      <text:p text:style-name="P56">2) Communication non verbale influencé par autrui</text:p>
      <text:p text:style-name="P50"/>
      <text:p text:style-name="P50">⇒ En 1990, un chercheur a placé des capteurs sur le visage de personnes discutant 2 par 2 face à face</text:p>
      <text:p text:style-name="P50"><text:tab/><text:span text:style-name="T16">⇒ </text:span>Qu’a t’il pu constater concernant les micro expressions ?</text:p>
      <text:p text:style-name="P50"><text:tab/><text:tab/>- Il a constaté que chaque personne attrape les micro expressions faciales de l’autre.</text:p>
      <text:p text:style-name="P50"/>
      <text:p text:style-name="P57">3) Quelle influence sur les autres</text:p>
      <text:p text:style-name="P57"/>
      <text:p text:style-name="P51">⇒ Est il possible d’évaluer / de mesurer l’influence de la communication non verbale sur autrui ? Pourquoi ?</text:p>
      <text:p text:style-name="P51"><text:tab/>-<text:span text:style-name="T17">La communication non verbale et le paraverbale ont une influence sur la réception d’un <text:tab/><text:tab/>message mais qu’on ne sait pas évaluer cette influence.</text:span></text:p>
      <text:p text:style-name="P51"/>
      <text:p text:style-name="P58">3) Mots essentiels</text:p>
      <text:p text:style-name="P58"/>
      <text:p text:style-name="P52">⇒ Le contenu a plus d’importance pour ceux qui écoutent que la façon dont est il dit.</text:p>
      <text:p text:style-name="P52"/>
      <text:p text:style-name="P52"/>
      <text:p text:style-name="P52"/>
      <text:p text:style-name="P59">3) Analyse prudente de la communication non verbale et du paraverbale</text:p>
      <text:p text:style-name="P59"/>
      <text:p text:style-name="P54">⇒ Pas toujours possible d’interpréter l’attitude et/ou l’expression de quelqu’un.</text:p>
      <text:p text:style-name="P54"/>
      <text:p text:style-name="P60">1) Pseudoscience</text:p>
      <text:p text:style-name="P60"/>
      <text:p text:style-name="P54">⇒ On ne lit pas une personne comme un livre.</text:p>
      <text:p text:style-name="P54"/>
      <text:p text:style-name="P54">⇒ La pseudoscience du décodage des gestes s’infiltre dans « la formation professionnelle, le coaching ou pire encore le recrutement ».</text:p>
      <text:p text:style-name="P54"/>
      <text:p text:style-name="P61">2) Respect des normes et de sa personnalité</text:p>
      <text:p text:style-name="P55"/>
      <text:p text:style-name="P55">⇒ On ne communique pas de la même manière partout </text:p>
      <text:p text:style-name="P55"><text:tab/>-Il faut savoir s’adapter aux codes .</text:p>
      <text:p text:style-name="P62"/>
      <text:p text:style-name="P61">3) Contexte indispensable</text:p>
      <text:p text:style-name="P61"/>
      <text:p text:style-name="P55">⇒ Replacer le geste dans son contexte pour avoir une chance d’en comprendre le vrai sens.</text:p>
      <text:p text:style-name="P55"/>
      <text:p text:style-name="P55"/>
      <text:p text:style-name="P53">⇒ Plus d’info dans le cou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3:51:53.911856099</meta:creation-date>
    <dc:date>2022-10-24T17:30:06.946048707</dc:date>
    <meta:editing-duration>PT1H49M48S</meta:editing-duration>
    <meta:editing-cycles>37</meta:editing-cycles>
    <meta:generator>LibreOffice/7.3.6.2$Linux_X86_64 LibreOffice_project/30$Build-2</meta:generator>
    <meta:document-statistic meta:table-count="0" meta:image-count="0" meta:object-count="0" meta:page-count="5" meta:paragraph-count="142" meta:word-count="1112" meta:character-count="6570" meta:non-whitespace-character-count="5487"/>
  </office:meta>
</office:document-meta>
</file>